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2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5" table:default-cell-style-name="ce1"/>
        <table:table-column table:style-name="co1" table:number-columns-repeated="903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2]);&quot;)&quot;)" office:value-type="string" office:string-value="1 item (28)">
            <text:p>1 item (28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N33]))" office:value-type="string" office:string-value="max=176">
            <text:p>max=176</text:p>
          </table:table-cell>
          <table:table-cell table:number-columns-repeated="32"/>
          <table:table-cell table:formula="of:=CONCATENATE(&quot;max=&quot;;MAX([.AO4:.CF29]))" office:value-type="string" office:string-value="max=139">
            <text:p>max=139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52.137cm" svg:y="12.446cm" draw:caption-point-x="2.643cm" draw:caption-point-y="-11.858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CG4:.DE27]))" office:value-type="string" office:string-value="max=63">
            <text:p>max=63</text:p>
          </table:table-cell>
          <table:table-cell table:number-columns-repeated="25"/>
          <table:table-cell table:formula="of:=CONCATENATE(&quot;max=&quot;;MAX([.DG4:.DL26]))" office:value-type="string" office:string-value="max=4">
            <text:p>max=4</text:p>
          </table:table-cell>
          <table:table-cell table:number-columns-repeated="913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32"/>
          <table:table-cell office:value-type="string">
            <text:p>3 items</text:p>
          </table:table-cell>
          <table:table-cell table:number-columns-repeated="43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1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2" table:formula="of:=[.H2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2" office:value-type="float" office:value="42">
            <text:p>4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2" office:value-type="float" office:value="61">
            <text:p>61</text:p>
          </table:table-cell>
          <table:table-cell table:style-name="ce23" table:formula="of:=[.P4]" office:value-type="string" office:string-value="E">
            <text:p>E</text:p>
          </table:table-cell>
          <table:table-cell table:style-name="ce23" table:formula="of:=[.P5]" office:value-type="string" office:string-value="F">
            <text:p>F</text:p>
          </table:table-cell>
          <table:table-cell table:style-name="ce22" office:value-type="float" office:value="149">
            <text:p>149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M1</text:p>
          </table:table-cell>
          <table:table-cell table:style-name="ce22" office:value-type="float" office:value="89">
            <text:p>89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Q</text:p>
          </table:table-cell>
          <table:table-cell table:style-name="ce22" office:value-type="float" office:value="83">
            <text:p>83</text:p>
          </table:table-cell>
          <table:table-cell table:style-name="ce23" office:value-type="string">
            <text:p>Q</text:p>
          </table:table-cell>
          <table:table-cell table:style-name="ce23" table:formula="of:=[.P17]" office:value-type="string" office:string-value="Q">
            <text:p>Q</text:p>
          </table:table-cell>
          <table:table-cell table:style-name="ce22" office:value-type="float" office:value="135">
            <text:p>135</text:p>
          </table:table-cell>
          <table:table-cell table:style-name="ce23" office:value-type="string">
            <text:p>S</text:p>
          </table:table-cell>
          <table:table-cell table:style-name="ce23" office:value-type="string">
            <text:p>T</text:p>
          </table:table-cell>
          <table:table-cell table:style-name="ce22" office:value-type="float" office:value="96">
            <text:p>96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W</text:p>
          </table:table-cell>
          <table:table-cell table:style-name="ce37" office:value-type="float" office:value="164">
            <text:p>164</text:p>
          </table:table-cell>
          <table:table-cell table:style-name="ce23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7" office:value-type="float" office:value="104">
            <text:p>104</text:p>
          </table:table-cell>
          <table:table-cell table:style-name="ce23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3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7" office:value-type="float" office:value="21">
            <text:p>21</text:p>
          </table:table-cell>
          <table:table-cell table:style-name="ce23" table:formula="of:=[.AQ4]" office:value-type="string" office:string-value="C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7" office:value-type="float" office:value="40">
            <text:p>4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7" office:value-type="float" office:value="58">
            <text:p>5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G</text:p>
          </table:table-cell>
          <table:table-cell table:style-name="ce37" office:value-type="float" office:value="75">
            <text:p>7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103">
            <text:p>10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7" office:value-type="float" office:value="92">
            <text:p>9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131">
            <text:p>13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U</text:p>
          </table:table-cell>
          <table:table-cell table:style-name="ce37" office:value-type="float" office:value="86">
            <text:p>8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R</text:p>
          </table:table-cell>
          <table:table-cell table:style-name="ce37" office:value-type="float" office:value="136">
            <text:p>13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7" office:value-type="float" office:value="130">
            <text:p>130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3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7" office:value-type="float" office:value="20">
            <text:p>2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7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55">
            <text:p>5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7" office:value-type="float" office:value="52">
            <text:p>5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35" office:value-type="string">
            <text:p>U</text:p>
          </table:table-cell>
          <table:table-cell/>
          <table:table-cell table:style-name="ce43" office:value-type="float" office:value="1">
            <text:p>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6" office:value-type="string">
            <text:p>W</text:p>
          </table:table-cell>
          <table:table-cell table:number-columns-repeated="90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16" table:formula="of:=[.P6]" office:value-type="string" office:string-value="G">
            <text:p>G</text:p>
          </table:table-cell>
          <table:table-cell table:style-name="ce22" office:value-type="float" office:value="150">
            <text:p>150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22" office:value-type="float" office:value="90">
            <text:p>90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36">
            <text:p>136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7" office:value-type="float" office:value="165">
            <text:p>165</text:p>
          </table:table-cell>
          <table:table-cell table:style-name="ce24"/>
          <table:table-cell table:style-name="ce36" office:value-type="string">
            <text:p>Y</text:p>
          </table:table-cell>
          <table:table-cell table:style-name="ce38" office:value-type="float" office:value="105">
            <text:p>105</text:p>
          </table:table-cell>
          <table:table-cell table:style-name="ce24"/>
          <table:table-cell table:style-name="ce36" office:value-type="string">
            <text:p>C</text:p>
          </table:table-cell>
          <table:table-cell table:style-name="ce44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S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W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BA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37" office:value-type="float" office:value="132">
            <text:p>132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37" office:value-type="float" office:value="137">
            <text:p>137</text:p>
          </table:table-cell>
          <table:table-cell table:style-name="ce16" table:number-columns-repeated="2"/>
          <table:table-cell table:style-name="ce36" office:value-type="string">
            <text:p>Y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CL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7" office:value-type="float" office:value="56">
            <text:p>56</text:p>
          </table:table-cell>
          <table:table-cell table:style-name="ce16" table:number-columns-repeated="3"/>
          <table:table-cell table:style-name="ce36" office:value-type="string">
            <text:p>U</text:p>
          </table:table-cell>
          <table:table-cell table:style-name="ce37" office:value-type="float" office:value="53">
            <text:p>53</text:p>
          </table:table-cell>
          <table:table-cell table:style-name="ce16" table:number-columns-repeated="3"/>
          <table:table-cell table:style-name="ce36" office:value-type="string">
            <text:p>V</text:p>
          </table:table-cell>
          <table:table-cell/>
          <table:table-cell table:style-name="ce44" table:formula="of:=[.DG4]+1" office:value-type="float" office:value="2">
            <text:p>2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number-columns-repeated="90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16" table:formula="of:=[.P7]" office:value-type="string" office:string-value="H">
            <text:p>H</text:p>
          </table:table-cell>
          <table:table-cell table:style-name="ce22" office:value-type="float" office:value="151">
            <text:p>151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22" office:value-type="float" office:value="91">
            <text:p>91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37">
            <text:p>137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7" office:value-type="float" office:value="166">
            <text:p>166</text:p>
          </table:table-cell>
          <table:table-cell table:style-name="ce24"/>
          <table:table-cell table:style-name="ce36" office:value-type="string">
            <text:p>Z</text:p>
          </table:table-cell>
          <table:table-cell table:style-name="ce38" office:value-type="float" office:value="106">
            <text:p>106</text:p>
          </table:table-cell>
          <table:table-cell table:style-name="ce24"/>
          <table:table-cell table:style-name="ce36" office:value-type="string">
            <text:p>D</text:p>
          </table:table-cell>
          <table:table-cell table:style-name="ce44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S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W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BA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37" office:value-type="float" office:value="133">
            <text:p>133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37" office:value-type="float" office:value="138">
            <text:p>138</text:p>
          </table:table-cell>
          <table:table-cell table:style-name="ce16" table:number-columns-repeated="2"/>
          <table:table-cell table:style-name="ce36" office:value-type="string">
            <text:p>Z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CL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7" office:value-type="float" office:value="57">
            <text:p>57</text:p>
          </table:table-cell>
          <table:table-cell table:style-name="ce16" table:number-columns-repeated="3"/>
          <table:table-cell table:style-name="ce36" office:value-type="string">
            <text:p>V</text:p>
          </table:table-cell>
          <table:table-cell table:style-name="ce37" office:value-type="float" office:value="54">
            <text:p>54</text:p>
          </table:table-cell>
          <table:table-cell table:style-name="ce16" table:number-columns-repeated="3"/>
          <table:table-cell table:style-name="ce36" office:value-type="string">
            <text:p>W</text:p>
          </table:table-cell>
          <table:table-cell/>
          <table:table-cell table:style-name="ce44" office:value-type="float" office:value="3">
            <text:p>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6" office:value-type="string">
            <text:p>W</text:p>
          </table:table-cell>
          <table:table-cell table:number-columns-repeated="90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16" table:formula="of:=[.P8]" office:value-type="string" office:string-value="I">
            <text:p>I</text:p>
          </table:table-cell>
          <table:table-cell table:style-name="ce22" office:value-type="float" office:value="152">
            <text:p>152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22" office:value-type="float" office:value="92">
            <text:p>92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22" office:value-type="float" office:value="138">
            <text:p>138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19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7" office:value-type="float" office:value="167">
            <text:p>167</text:p>
          </table:table-cell>
          <table:table-cell table:style-name="ce24"/>
          <table:table-cell table:style-name="ce36" office:value-type="string">
            <text:p>B1</text:p>
          </table:table-cell>
          <table:table-cell table:style-name="ce38" office:value-type="float" office:value="107">
            <text:p>107</text:p>
          </table:table-cell>
          <table:table-cell table:style-name="ce24"/>
          <table:table-cell table:style-name="ce36" office:value-type="string">
            <text:p>E</text:p>
          </table:table-cell>
          <table:table-cell table:style-name="ce44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S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W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BA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37" office:value-type="float" office:value="134">
            <text:p>134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37" office:value-type="float" office:value="139">
            <text:p>139</text:p>
          </table:table-cell>
          <table:table-cell table:style-name="ce16" table:number-columns-repeated="2"/>
          <table:table-cell table:style-name="ce36" office:value-type="string">
            <text:p>B1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CL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7" office:value-type="float" office:value="58">
            <text:p>58</text:p>
          </table:table-cell>
          <table:table-cell table:style-name="ce16" table:number-columns-repeated="3"/>
          <table:table-cell table:style-name="ce36" office:value-type="string">
            <text:p>W</text:p>
          </table:table-cell>
          <table:table-cell table:style-name="ce45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/>
          <table:table-cell table:style-name="ce44" office:value-type="float" office:value="4">
            <text:p>4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number-columns-repeated="90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16" table:formula="of:=[.P9]" office:value-type="string" office:string-value="J">
            <text:p>J</text:p>
          </table:table-cell>
          <table:table-cell table:style-name="ce22" office:value-type="float" office:value="153">
            <text:p>153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22" office:value-type="float" office:value="93">
            <text:p>93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22" office:value-type="float" office:value="139">
            <text:p>139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08">
            <text:p>108</text:p>
          </table:table-cell>
          <table:table-cell table:style-name="ce40"/>
          <table:table-cell table:style-name="ce36" office:value-type="string">
            <text:p>F</text:p>
          </table:table-cell>
          <table:table-cell table:style-name="ce44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S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W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BA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37" office:value-type="float" office:value="135">
            <text:p>135</text:p>
          </table:table-cell>
          <table:table-cell table:style-name="ce16" table:number-columns-repeated="2"/>
          <table:table-cell table:style-name="ce16" office:value-type="string">
            <text:p>Y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CL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5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16" table:formula="of:=[.P10]" office:value-type="string" office:string-value="K">
            <text:p>K</text:p>
          </table:table-cell>
          <table:table-cell table:style-name="ce22" office:value-type="float" office:value="154">
            <text:p>154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22" office:value-type="float" office:value="94">
            <text:p>94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09">
            <text:p>109</text:p>
          </table:table-cell>
          <table:table-cell table:style-name="ce40"/>
          <table:table-cell table:style-name="ce36" office:value-type="string">
            <text:p>G</text:p>
          </table:table-cell>
          <table:table-cell table:style-name="ce44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S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W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BA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CL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16" table:formula="of:=[.P11]" office:value-type="string" office:string-value="L">
            <text:p>L</text:p>
          </table:table-cell>
          <table:table-cell table:style-name="ce22" office:value-type="float" office:value="155">
            <text:p>155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22" office:value-type="float" office:value="95">
            <text:p>95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0">
            <text:p>110</text:p>
          </table:table-cell>
          <table:table-cell table:style-name="ce40"/>
          <table:table-cell table:style-name="ce36" office:value-type="string">
            <text:p>H</text:p>
          </table:table-cell>
          <table:table-cell table:style-name="ce44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S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W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BA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CL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16" table:formula="of:=[.P12]" office:value-type="string" office:string-value="M1">
            <text:p>M1</text:p>
          </table:table-cell>
          <table:table-cell table:style-name="ce22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9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/>
          <table:table-cell table:style-name="ce24" table:number-columns-repeated="2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1">
            <text:p>111</text:p>
          </table:table-cell>
          <table:table-cell table:style-name="ce40"/>
          <table:table-cell table:style-name="ce36" office:value-type="string">
            <text:p>I</text:p>
          </table:table-cell>
          <table:table-cell table:style-name="ce44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S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W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BA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CL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16" table:formula="of:=[.P13]" office:value-type="string" office:string-value="M2">
            <text:p>M2</text:p>
          </table:table-cell>
          <table:table-cell table:style-name="ce22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9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2">
            <text:p>112</text:p>
          </table:table-cell>
          <table:table-cell table:style-name="ce40"/>
          <table:table-cell table:style-name="ce36" office:value-type="string">
            <text:p>J</text:p>
          </table:table-cell>
          <table:table-cell table:style-name="ce44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S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W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BA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CL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16" table:formula="of:=[.P14]" office:value-type="string" office:string-value="N">
            <text:p>N</text:p>
          </table:table-cell>
          <table:table-cell table:style-name="ce22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9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3">
            <text:p>113</text:p>
          </table:table-cell>
          <table:table-cell table:style-name="ce40"/>
          <table:table-cell table:style-name="ce36" office:value-type="string">
            <text:p>K</text:p>
          </table:table-cell>
          <table:table-cell table:style-name="ce44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S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W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BA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CL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16" table:formula="of:=[.P15]" office:value-type="string" office:string-value="O">
            <text:p>O</text:p>
          </table:table-cell>
          <table:table-cell table:style-name="ce22" office:value-type="float" office:value="159">
            <text:p>159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4">
            <text:p>114</text:p>
          </table:table-cell>
          <table:table-cell table:style-name="ce40"/>
          <table:table-cell table:style-name="ce36" office:value-type="string">
            <text:p>L</text:p>
          </table:table-cell>
          <table:table-cell table:style-name="ce44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S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W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BA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CL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16" table:formula="of:=[.P16]" office:value-type="string" office:string-value="P">
            <text:p>P</text:p>
          </table:table-cell>
          <table:table-cell table:style-name="ce22" office:value-type="float" office:value="160">
            <text:p>160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5">
            <text:p>115</text:p>
          </table:table-cell>
          <table:table-cell table:style-name="ce40"/>
          <table:table-cell table:style-name="ce36" office:value-type="string">
            <text:p>M1</text:p>
          </table:table-cell>
          <table:table-cell table:style-name="ce44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S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W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BA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CL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16" table:formula="of:=[.P17]" office:value-type="string" office:string-value="Q">
            <text:p>Q</text:p>
          </table:table-cell>
          <table:table-cell table:style-name="ce22" office:value-type="float" office:value="161">
            <text:p>161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6">
            <text:p>116</text:p>
          </table:table-cell>
          <table:table-cell table:style-name="ce40"/>
          <table:table-cell table:style-name="ce36" office:value-type="string">
            <text:p>M2</text:p>
          </table:table-cell>
          <table:table-cell table:style-name="ce44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S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W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BA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CL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5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62">
            <text:p>162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7">
            <text:p>117</text:p>
          </table:table-cell>
          <table:table-cell table:style-name="ce40"/>
          <table:table-cell table:style-name="ce36" office:value-type="string">
            <text:p>N</text:p>
          </table:table-cell>
          <table:table-cell table:style-name="ce44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S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W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BA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CL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63">
            <text:p>163</text:p>
          </table:table-cell>
          <table:table-cell table:style-name="ce30"/>
          <table:table-cell table:style-name="ce16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8">
            <text:p>118</text:p>
          </table:table-cell>
          <table:table-cell table:style-name="ce40"/>
          <table:table-cell table:style-name="ce36" office:value-type="string">
            <text:p>O</text:p>
          </table:table-cell>
          <table:table-cell table:style-name="ce44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S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W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BA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CL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19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9">
            <text:p>119</text:p>
          </table:table-cell>
          <table:table-cell table:style-name="ce40"/>
          <table:table-cell table:style-name="ce36" office:value-type="string">
            <text:p>P</text:p>
          </table:table-cell>
          <table:table-cell table:style-name="ce44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S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W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BA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CL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0">
            <text:p>120</text:p>
          </table:table-cell>
          <table:table-cell table:style-name="ce40"/>
          <table:table-cell table:style-name="ce36" office:value-type="string">
            <text:p>Q</text:p>
          </table:table-cell>
          <table:table-cell table:style-name="ce44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S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W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BA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CL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1">
            <text:p>121</text:p>
          </table:table-cell>
          <table:table-cell table:style-name="ce40"/>
          <table:table-cell table:style-name="ce36" office:value-type="string">
            <text:p>R</text:p>
          </table:table-cell>
          <table:table-cell table:style-name="ce44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S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W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CL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2">
            <text:p>122</text:p>
          </table:table-cell>
          <table:table-cell table:style-name="ce40"/>
          <table:table-cell table:style-name="ce36" office:value-type="string">
            <text:p>S</text:p>
          </table:table-cell>
          <table:table-cell table:style-name="ce44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S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50"/>
          <table:table-cell table:style-name="ce14"/>
          <table:table-cell table:style-name="ce16"/>
          <table:table-cell table:style-name="Default"/>
          <table:table-cell table:style-name="ce50"/>
          <table:table-cell table:style-name="ce44" table:formula="of:=[.CG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3">
            <text:p>123</text:p>
          </table:table-cell>
          <table:table-cell table:style-name="ce40"/>
          <table:table-cell table:style-name="ce36" office:value-type="string">
            <text:p>T</text:p>
          </table:table-cell>
          <table:table-cell table:style-name="ce44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33"/>
          <table:table-cell table:style-name="ce14"/>
          <table:table-cell table:style-name="ce16"/>
          <table:table-cell/>
          <table:table-cell table:style-name="ce33"/>
          <table:table-cell table:style-name="ce45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5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number-columns-repeated="90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4">
            <text:p>124</text:p>
          </table:table-cell>
          <table:table-cell table:style-name="ce40"/>
          <table:table-cell table:style-name="ce36" office:value-type="string">
            <text:p>U</text:p>
          </table:table-cell>
          <table:table-cell table:style-name="ce44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number-columns-repeated="908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5">
            <text:p>125</text:p>
          </table:table-cell>
          <table:table-cell table:style-name="ce40"/>
          <table:table-cell table:style-name="ce36" office:value-type="string">
            <text:p>V</text:p>
          </table:table-cell>
          <table:table-cell table:style-name="ce44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number-columns-repeated="908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6">
            <text:p>126</text:p>
          </table:table-cell>
          <table:table-cell table:style-name="ce40"/>
          <table:table-cell table:style-name="ce36" office:value-type="string">
            <text:p>W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formula="of:=[.DG2]" office:value-type="string" office:string-value="max=4">
            <text:p>max=4</text:p>
          </table:table-cell>
          <table:table-cell table:number-columns-repeated="907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8"/>
          <table:table-cell table:style-name="ce40"/>
          <table:table-cell table:style-name="ce36"/>
          <table:table-cell table:style-name="ce38" office:value-type="float" office:value="127">
            <text:p>127</text:p>
          </table:table-cell>
          <table:table-cell table:style-name="ce40"/>
          <table:table-cell table:style-name="ce36" office:value-type="string">
            <text:p>X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CG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21"/>
          <table:table-cell table:style-name="ce38"/>
          <table:table-cell table:style-name="ce40"/>
          <table:table-cell table:style-name="ce36"/>
          <table:table-cell table:style-name="ce38" office:value-type="float" office:value="128">
            <text:p>128</text:p>
          </table:table-cell>
          <table:table-cell table:style-name="ce40"/>
          <table:table-cell table:style-name="ce36" office:value-type="string">
            <text:p>Y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4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24"/>
          <table:table-cell table:style-name="ce19"/>
          <table:table-cell table:style-name="ce25"/>
          <table:table-cell table:style-name="ce24"/>
          <table:table-cell table:style-name="ce19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5"/>
          <table:table-cell table:style-name="ce26"/>
          <table:table-cell table:style-name="ce28"/>
          <table:table-cell table:style-name="ce26"/>
          <table:table-cell table:style-name="ce39"/>
          <table:table-cell table:style-name="ce26"/>
          <table:table-cell table:style-name="ce28" table:number-columns-repeated="2"/>
          <table:table-cell table:style-name="ce39"/>
          <table:table-cell table:style-name="ce26"/>
          <table:table-cell table:style-name="ce28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2"/>
          <table:table-cell table:style-name="ce39"/>
          <table:table-cell table:style-name="ce26" table:number-columns-repeated="2"/>
          <table:table-cell table:style-name="ce42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15.912cm" draw:caption-point-x="-0.61cm" draw:caption-point-y="1.51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CG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6" table:number-columns-repeated="2"/>
          <table:table-cell table:style-name="ce28" table:number-columns-repeated="24"/>
          <table:table-cell table:style-name="ce39"/>
          <table:table-cell table:style-name="ce41"/>
          <table:table-cell table:style-name="ce42"/>
          <table:table-cell table:style-name="ce39"/>
          <table:table-cell table:style-name="ce41"/>
          <table:table-cell table:style-name="ce4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10"/>
          <table:table-cell table:style-name="Default" table:number-columns-repeated="30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4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18.225cm" draw:caption-point-x="-0.61cm" draw:caption-point-y="1.512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2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4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16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14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2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1.697cm" draw:caption-point-x="-0.61cm" draw:caption-point-y="1.51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6" table:formula="of:=[.$DG$3]" office:value-type="string" office:string-value="5 items" table:number-columns-spanned="3" table:number-rows-spanned="1">
            <office:annotation draw:style-name="gr2" draw:text-style-name="P2" svg:width="2.899cm" svg:height="0.669cm" svg:x="104.598cm" svg:y="24.592cm" draw:caption-point-x="-0.61cm" draw:caption-point-y="1.512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8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CG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0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8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8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38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38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72"/>
          <table:table-cell table:style-name="ce14" table:formula="of:=[.CG53]+1" office:value-type="float" office:value="2">
            <text:p>2</text:p>
          </table:table-cell>
          <table:table-cell table:style-name="ce16" table:number-columns-repeated="6"/>
          <table:table-cell table:number-columns-repeated="19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9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9.795cm" draw:caption-point-x="-0.61cm" draw:caption-point-y="1.51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  <table:table-cell table:style-name="ce14" table:formula="of:=[.CG54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19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P$56:.$AR$56];[.AU55])" office:value-type="float" office:value="0">
            <text:p>0</text:p>
          </table:table-cell>
          <table:table-cell table:formula="of:=COUNTIF([.$AP$56:.$AR$56];[.AV55])" office:value-type="float" office:value="2">
            <text:p>2</text:p>
          </table:table-cell>
          <table:table-cell table:formula="of:=COUNTIF([.$AP$56:.$AR$56];[.AW55])" office:value-type="float" office:value="1">
            <text:p>1</text:p>
          </table:table-cell>
          <table:table-cell table:formula="of:=COUNTIF([.$AP$56:.$AR$56];[.AX55])" office:value-type="float" office:value="0">
            <text:p>0</text:p>
          </table:table-cell>
          <table:table-cell table:formula="of:=COUNTIF([.$AP$56:.$AR$56];[.AY55])" office:value-type="float" office:value="0">
            <text:p>0</text:p>
          </table:table-cell>
          <table:table-cell table:number-columns-repeated="59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64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03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64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98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98"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98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03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98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908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98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908"/>
        </table:table-row>
        <table:table-row table:style-name="ro2">
          <table:table-cell/>
          <table:table-cell table:style-name="ce4" table:formula="of:=IF([.M68]&lt;&gt;1;[.M68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98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08"/>
        </table:table-row>
        <table:table-row table:style-name="ro2">
          <table:table-cell/>
          <table:table-cell table:style-name="ce4" table:formula="of:=IF([.M69]&lt;&gt;1;[.M69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98"/>
          <table:table-cell table:style-name="ce14"/>
          <table:table-cell table:style-name="ce16"/>
          <table:table-cell table:style-name="Default"/>
          <table:table-cell table:number-columns-repeated="911"/>
        </table:table-row>
        <table:table-row table:style-name="ro2">
          <table:table-cell/>
          <table:table-cell table:style-name="ce4" table:formula="of:=IF([.M70]&lt;&gt;1;[.M70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3"/>
          <table:table-cell table:style-name="ce8" table:number-columns-repeated="7"/>
          <table:table-cell table:style-name="ce32"/>
          <table:table-cell table:number-columns-repeated="94"/>
          <table:table-cell table:style-name="ce14"/>
          <table:table-cell table:style-name="ce16"/>
          <table:table-cell table:style-name="Default"/>
          <table:table-cell table:number-columns-repeated="911"/>
        </table:table-row>
        <table:table-row table:style-name="ro2">
          <table:table-cell/>
          <table:table-cell table:style-name="ce4" table:formula="of:=IF([.M71]&lt;&gt;1;[.M71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number-columns-repeated="8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2">
          <table:table-cell/>
          <table:table-cell table:style-name="ce4" table:formula="of:=IF([.M72]&lt;&gt;1;[.M72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8]);[.C64];LEFT([.C64];[.L68]-1))" office:value-type="string" office:string-value="102">
            <text:p>102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2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9]);[.C65];LEFT([.C65];[.L69]-1))" office:value-type="string" office:string-value="124">
            <text:p>124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2">
          <table:table-cell/>
          <table:table-cell table:style-name="ce4" table:formula="of:=IF([.M74]&lt;&gt;1;[.M74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70]);[.C66];LEFT([.C66];[.L70]-1))" office:value-type="string" office:string-value="128">
            <text:p>128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1:.J71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71]);[.C67];LEFT([.C67];[.L71]-1))" office:value-type="string" office:string-value="131">
            <text:p>13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72]);[.C68];LEFT([.C68];[.L72]-1))" office:value-type="string" office:string-value="131">
            <text:p>13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73]);[.C69];LEFT([.C69];[.L73]-1))" office:value-type="string" office:string-value="41">
            <text:p>4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4]);[.C70];LEFT([.C70];[.L74]-1))" office:value-type="string" office:string-value="55">
            <text:p>55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75:.J75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1];1)" office:value-type="float" office:value="3">
            <text:p>3</text:p>
          </table:table-cell>
          <table:table-cell table:formula="of:=IF(ISERROR([.L75]);[.C71];LEFT([.C71];[.L75]-1))" office:value-type="string" office:string-value="57">
            <text:p>57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2];1)" office:value-type="float" office:value="3">
            <text:p>3</text:p>
          </table:table-cell>
          <table:table-cell table:formula="of:=IF(ISERROR([.L76]);[.C72];LEFT([.C72];[.L76]-1))" office:value-type="string" office:string-value="60">
            <text:p>6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7]);[.C73];LEFT([.C73];[.L77]-1))" office:value-type="string" office:string-value="60">
            <text:p>6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78:.J78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8]);[.C74];LEFT([.C74];[.L78]-1))" office:value-type="string" office:string-value="81">
            <text:p>8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9]);[.C75];LEFT([.C75];[.L79]-1))" office:value-type="string" office:string-value="88">
            <text:p>88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float" office:value="0">
            <text:p>0</text:p>
          </table:table-cell>
          <table:table-cell table:style-name="ce10"/>
          <table:table-cell table:style-name="ce13" table:formula="of:=COUNTA([.E80:.J8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80]);[.C76];LEFT([.C76];[.L80]-1))" office:value-type="string" office:string-value="89">
            <text:p>89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81]);[.C77];LEFT([.C77];[.L81]-1))" office:value-type="string" office:string-value="95">
            <text:p>95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6T00:57:22.4">
            <text:p>2020/12/6 0:57</text:p>
          </table:table-cell>
          <table:table-cell table:style-name="ce11" table:formula="of:=NOW()" office:value-type="date" office:date-value="2020-12-06T00:57:22.4">
            <text:p>2020/12/6 0:57</text:p>
          </table:table-cell>
          <table:table-cell table:style-name="ce11" table:formula="of:=NOW()" office:value-type="date" office:date-value="2020-12-06T00:57:22.4">
            <text:p>2020/12/6 0:5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82]);[.C78];LEFT([.C78];[.L82]-1))" office:value-type="string" office:string-value="96">
            <text:p>9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3]);[.C79];LEFT([.C79];[.L83]-1))" office:value-type="string" office:string-value="96">
            <text:p>9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4]);[.C80];LEFT([.C80];[.L84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3" table:formula="of:=IF([.M89]&lt;&gt;1;[.M89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85]);[.C77];LEFT([.C77];[.L85]-1))" office:value-type="string" office:string-value="95">
            <text:p>95</text:p>
          </table:table-cell>
          <table:table-cell table:style-name="ce11" table:number-columns-repeated="2"/>
          <table:table-cell table:style-name="ce34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86:.J86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2-06T00:57:22.4">
            <text:p>2020/12/6 0:57</text:p>
          </table:table-cell>
          <table:table-cell table:formula="of:=NOW()" office:value-type="date" office:date-value="2020-12-06T00:57:22.4">
            <text:p>2020/12/6 0:57</text:p>
          </table:table-cell>
          <table:table-cell table:formula="of:=NOW()" office:value-type="date" office:date-value="2020-12-06T00:57:22.4">
            <text:p>2020/12/6 0:5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4" table:formula="of:=IF([.M91]&lt;&gt;1;[.M91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table:formula="of:=IF([.M92]&lt;&gt;1;[.M92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4" table:formula="of:=IF([.M93]&lt;&gt;1;[.M93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22" table:number-columns-repeated="3"/>
          <table:table-cell table:style-name="ce8" office:value-type="string">
            <text:p>*</text:p>
          </table:table-cell>
          <table:table-cell table:style-name="ce8" table:formula="of:=FIND(&quot;-&quot;;[.C85];1)" office:value-type="float" office:value="3">
            <text:p>3</text:p>
          </table:table-cell>
          <table:table-cell table:style-name="ce8" table:formula="of:=IF(ISERROR([.L89]);[.C85];LEFT([.C85];[.L89]-1))" office:value-type="string" office:string-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90]);[.C86];LEFT([.C86];[.L90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6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91]);[.C87];LEFT([.C87];[.L91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92]);[.C88];LEFT([.C88];[.L92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3]);[.C89];LEFT([.C89];[.L93]-1))" office:value-type="string" office:string-value="103">
            <text:p>103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4]);[.C90];LEFT([.C90];[.L94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6T00:57:22.4">
            <text:p>2020/12/6 0:57</text:p>
          </table:table-cell>
          <table:table-cell table:formula="of:=NOW()" office:value-type="date" office:date-value="2020-12-06T00:57:22.4">
            <text:p>2020/12/6 0:57</text:p>
          </table:table-cell>
          <table:table-cell table:formula="of:=NOW()" office:value-type="date" office:date-value="2020-12-06T00:57:22.4">
            <text:p>2020/12/6 0:5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5]);[.C91];LEFT([.C91];[.L95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0]&lt;&gt;1;[.M100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6]);[.C92];LEFT([.C92];[.L96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1]&lt;&gt;1;[.M101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7]);[.C93];LEFT([.C93];[.L97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5" table:formula="of:=IF([.M102]&lt;&gt;1;[.M102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8]);[.C94];LEFT([.C94];[.L98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9]);[.C95];LEFT([.C95];[.L99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100]);[.C96];LEFT([.C96];[.L100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01:.J10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101]);[.C97];LEFT([.C97];[.L101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98];1)" office:value-type="float" office:value="0">
            <text:p>#VALUE!</text:p>
          </table:table-cell>
          <table:table-cell table:style-name="ce11" table:formula="of:=IF(ISERROR([.L102]);[.C98];LEFT([.C98];[.L102]-1))" office:value-type="float" office:value="0">
            <text:p>0</text:p>
          </table:table-cell>
          <table:table-cell table:style-name="ce11" table:number-columns-repeated="2"/>
          <table:table-cell table:style-name="ce34"/>
          <table:table-cell table:number-columns-repeated="1008"/>
        </table:table-row>
        <table:table-row table:style-name="ro2">
          <table:table-cell/>
          <table:table-cell table:formula="of:=IF([.M107]&lt;&gt;1;[.M107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103]);[.C98];LEFT([.C98];[.L10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08]&lt;&gt;1;[.M108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04:.J104])" office:value-type="float" office:value="4">
            <text:p>4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formula="of:=IF([.M109]&lt;&gt;1;[.M109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formula="of:=IF([.M110]&lt;&gt;1;[.M110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formula="of:=IF([.M111]&lt;&gt;1;[.M111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3];1)" office:value-type="float" office:value="3">
            <text:p>3</text:p>
          </table:table-cell>
          <table:table-cell table:formula="of:=IF(ISERROR([.L107]);[.C103];LEFT([.C103];[.L107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12]&lt;&gt;1;[.M112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08:.J108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04];1)" office:value-type="float" office:value="3">
            <text:p>3</text:p>
          </table:table-cell>
          <table:table-cell table:formula="of:=IF(ISERROR([.L108]);[.C104];LEFT([.C104];[.L108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3]&lt;&gt;1;[.M113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5];1)" office:value-type="float" office:value="3">
            <text:p>3</text:p>
          </table:table-cell>
          <table:table-cell table:formula="of:=IF(ISERROR([.L109]);[.C105];LEFT([.C105];[.L109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4]&lt;&gt;1;[.M114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6];1)" office:value-type="float" office:value="3">
            <text:p>3</text:p>
          </table:table-cell>
          <table:table-cell table:formula="of:=IF(ISERROR([.L110]);[.C106];LEFT([.C106];[.L110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1:.J1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11]);[.C107];LEFT([.C107];[.L111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2:.J1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12]);[.C108];LEFT([.C108];[.L112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7]&lt;&gt;1;[.M117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3">
            <text:p>3</text:p>
          </table:table-cell>
          <table:table-cell table:formula="of:=IF(ISERROR([.L113]);[.C109];LEFT([.C109];[.L113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8]&lt;&gt;1;[.M118];0)" office:value-type="float" office:value="0">
            <text:p>0</text:p>
          </table:table-cell>
          <table:table-cell table:style-name="ce10"/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10];1)" office:value-type="float" office:value="2">
            <text:p>2</text:p>
          </table:table-cell>
          <table:table-cell table:formula="of:=IF(ISERROR([.L114]);[.C110];LEFT([.C110];[.L114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19]&lt;&gt;1;[.M11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1];1)" office:value-type="float" office:value="0">
            <text:p>#VALUE!</text:p>
          </table:table-cell>
          <table:table-cell table:formula="of:=IF(ISERROR([.L115]);[.C111];LEFT([.C111];[.L11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0]&lt;&gt;1;[.M12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6]);[.C112];LEFT([.C112];[.L11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7]);[.C113];LEFT([.C113];[.L11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8]);[.C114];LEFT([.C114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9]);[.C115];LEFT([.C115];[.L11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20]);[.C116];LEFT([.C116];[.L12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21]);[.C116];LEFT([.C116];[.L12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22:.J122])" office:value-type="float" office:value="4">
            <text:p>4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formula="of:=IF([.M127]&lt;&gt;1;[.M127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formula="of:=IF([.M128]&lt;&gt;1;[.M128];0)" office:value-type="float" office:value="0">
            <text:p>0</text:p>
          </table:table-cell>
          <table:table-cell table:style-name="ce10"/>
          <table:table-cell table:style-name="ce13" table:formula="of:=COUNTA([.E124:.J124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formula="of:=IF([.M129]&lt;&gt;1;[.M129];0)" office:value-type="float" office:value="0">
            <text:p>0</text:p>
          </table:table-cell>
          <table:table-cell table:style-name="ce10"/>
          <table:table-cell table:style-name="ce13" table:formula="of:=COUNTA([.E125:.J125])" office:value-type="float" office:value="0">
            <text:p>0</text:p>
          </table:table-cell>
          <table:table-cell table:style-name="ce15" table:number-columns-repeated="3"/>
          <table:table-cell table:number-columns-repeated="1017"/>
        </table:table-row>
        <table:table-row table:style-name="ro2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26:.J126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22];1)" office:value-type="float" office:value="2">
            <text:p>2</text:p>
          </table:table-cell>
          <table:table-cell table:formula="of:=IF(ISERROR([.L126]);[.C122];LEFT([.C122];[.L126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27:.J1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2">
            <text:p>2</text:p>
          </table:table-cell>
          <table:table-cell table:formula="of:=IF(ISERROR([.L127]);[.C123];LEFT([.C123];[.L127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table:style-name="ce13" table:formula="of:=COUNTA([.E128:.J1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8]);[.C124];LEFT([.C124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style-name="ce13" table:formula="of:=COUNTA([.E129:.J1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9]);[.C125];LEFT([.C125];[.L12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30]);[.C126];LEFT([.C126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style-name="ce13" table:formula="of:=COUNTA([.E131:.J1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31]);[.C127];LEFT([.C127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6]&lt;&gt;1;[.M13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32]);[.C128];LEFT([.C128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7]&lt;&gt;1;[.M13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9];1)" office:value-type="float" office:value="0">
            <text:p>#VALUE!</text:p>
          </table:table-cell>
          <table:table-cell table:formula="of:=IF(ISERROR([.L133]);[.C129];LEFT([.C129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4]);[.C130];LEFT([.C130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5]);[.C131];LEFT([.C131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6]);[.C132];LEFT([.C132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7]);[.C133];LEFT([.C133];[.L13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8]);[.C134];LEFT([.C134];[.L13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5];1)" office:value-type="float" office:value="0">
            <text:p>#VALUE!</text:p>
          </table:table-cell>
          <table:table-cell table:formula="of:=IF(ISERROR([.L139]);[.C135];LEFT([.C135];[.L13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5];1)" office:value-type="float" office:value="0">
            <text:p>#VALUE!</text:p>
          </table:table-cell>
          <table:table-cell table:formula="of:=IF(ISERROR([.L140]);[.C135];LEFT([.C135];[.L14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table:formula="of:=NOW()" office:value-type="date" office:date-value="2020-12-06T00:57:22.41">
            <text:p>2020/12/6 0:5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5cm" draw:caption-point-x="-5.503cm" draw:caption-point-y="3.56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table:formula="of:=NOW()" office:value-type="date" office:date-value="2020-12-06T00:57:22.51">
            <text:p>2020/12/6 0:5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4cm" draw:caption-point-x="-12.392cm" draw:caption-point-y="0.3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6T00:57:22.52">
            <text:p>2020/12/6 0:57</text:p>
          </table:table-cell>
          <table:table-cell table:formula="of:=NOW()" office:value-type="date" office:date-value="2020-12-06T00:57:22.52">
            <text:p>2020/12/6 0:57</text:p>
          </table:table-cell>
          <table:table-cell table:formula="of:=NOW()" office:value-type="date" office:date-value="2020-12-06T00:57:22.52">
            <text:p>2020/12/6 0:57</text:p>
          </table:table-cell>
          <table:table-cell table:formula="of:=NOW()" office:value-type="date" office:date-value="2020-12-06T00:57:22.52">
            <text:p>2020/12/6 0:57</text:p>
          </table:table-cell>
          <table:table-cell table:formula="of:=NOW()" office:value-type="date" office:date-value="2020-12-06T00:57:22.52">
            <text:p>2020/12/6 0:57</text:p>
          </table:table-cell>
          <table:table-cell table:formula="of:=NOW()" office:value-type="date" office:date-value="2020-12-06T00:57:22.52">
            <text:p>2020/12/6 0:5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2cm" draw:caption-point-x="-4.122cm" draw:caption-point-y="5.61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6T00:57:22.63">
            <text:p>2020/12/6 0:57</text:p>
          </table:table-cell>
          <table:table-cell table:formula="of:=NOW()" office:value-type="date" office:date-value="2020-12-06T00:57:22.63">
            <text:p>2020/12/6 0:57</text:p>
          </table:table-cell>
          <table:table-cell table:formula="of:=NOW()" office:value-type="date" office:date-value="2020-12-06T00:57:22.63">
            <text:p>2020/12/6 0:57</text:p>
          </table:table-cell>
          <table:table-cell table:formula="of:=NOW()" office:value-type="date" office:date-value="2020-12-06T00:57:22.63">
            <text:p>2020/12/6 0:57</text:p>
          </table:table-cell>
          <table:table-cell table:formula="of:=NOW()" office:value-type="date" office:date-value="2020-12-06T00:57:22.63">
            <text:p>2020/12/6 0:57</text:p>
          </table:table-cell>
          <table:table-cell table:formula="of:=NOW()" office:value-type="date" office:date-value="2020-12-06T00:57:22.63">
            <text:p>2020/12/6 0:5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6T00:57:22.64">
            <text:p>2020/12/6 0:57</text:p>
          </table:table-cell>
          <table:table-cell table:formula="of:=NOW()" office:value-type="date" office:date-value="2020-12-06T00:57:22.64">
            <text:p>2020/12/6 0:57</text:p>
          </table:table-cell>
          <table:table-cell table:formula="of:=NOW()" office:value-type="date" office:date-value="2020-12-06T00:57:22.64">
            <text:p>2020/12/6 0:57</text:p>
          </table:table-cell>
          <table:table-cell table:formula="of:=NOW()" office:value-type="date" office:date-value="2020-12-06T00:57:22.64">
            <text:p>2020/12/6 0:57</text:p>
          </table:table-cell>
          <table:table-cell table:formula="of:=NOW()" office:value-type="date" office:date-value="2020-12-06T00:57:22.64">
            <text:p>2020/12/6 0:57</text:p>
          </table:table-cell>
          <table:table-cell table:formula="of:=NOW()" office:value-type="date" office:date-value="2020-12-06T00:57:22.64">
            <text:p>2020/12/6 0:5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5cm" draw:caption-point-x="-5.503cm" draw:caption-point-y="3.56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3'.B64:'3'.M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2020/12/06</text:date>, <text:time>00:57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6T00:57:22.12</dc:date>
    <dc:creator>iwabuchi ken</dc:creator>
    <meta:editing-duration>P2DT3H15M32S</meta:editing-duration>
    <meta:editing-cycles>322</meta:editing-cycles>
    <meta:generator>OpenOffice/4.1.3$Win32 OpenOffice.org_project/413m1$Build-9783</meta:generator>
    <meta:document-statistic meta:table-count="4" meta:cell-count="3862" meta:object-count="0"/>
  </office:meta>
</office:document-meta>
</file>